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7.459cm" style:rel-column-width="4229*"/>
    </style:style>
    <style:style style:name="Tabela1.B" style:family="table-column">
      <style:table-column-properties style:column-width="5.024cm" style:rel-column-width="2848*"/>
    </style:style>
    <style:style style:name="Tabela1.C" style:family="table-column">
      <style:table-column-properties style:column-width="5.106cm" style:rel-column-width="289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5.801cm" style:rel-column-width="3289*"/>
    </style:style>
    <style:style style:name="Tabela2.B" style:family="table-column">
      <style:table-column-properties style:column-width="3.907cm" style:rel-column-width="2215*"/>
    </style:style>
    <style:style style:name="Tabela2.C" style:family="table-column">
      <style:table-column-properties style:column-width="3.909cm" style:rel-column-width="2216*"/>
    </style:style>
    <style:style style:name="Tabela2.D" style:family="table-column">
      <style:table-column-properties style:column-width="3.972cm" style:rel-column-width="225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style:font-name="Liberation Sans" fo:font-size="14pt" fo:font-weight="bold" officeooo:rsid="00147a67" officeooo:paragraph-rsid="00147a67" style:font-weight-asian="bold" style:font-weight-complex="bold"/>
    </style:style>
    <style:style style:name="P2" style:family="paragraph" style:parent-style-name="Standard">
      <style:text-properties style:font-name="Liberation Sans" fo:font-size="14pt" fo:font-weight="bold" officeooo:rsid="00165e5c" officeooo:paragraph-rsid="00165e5c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2pt" officeooo:rsid="00147a67" officeooo:paragraph-rsid="00147a67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47a67" officeooo:paragraph-rsid="00147a67" style:font-weight-asian="bold" style:font-weight-complex="bold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bold" officeooo:rsid="00147a67" officeooo:paragraph-rsid="00147a67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65e5c" officeooo:paragraph-rsid="00165e5c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47a67" officeooo:paragraph-rsid="00147a67" style:font-weight-asian="normal" style:font-weight-complex="normal"/>
    </style:style>
    <style:style style:name="P8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weight="normal" officeooo:rsid="00147a67" officeooo:paragraph-rsid="00147a67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47a67" officeooo:paragraph-rsid="00165e5c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147a67" officeooo:paragraph-rsid="00147a67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65e5c" officeooo:paragraph-rsid="00165e5c" style:font-weight-asian="normal" style:font-weight-complex="normal"/>
    </style:style>
    <style:style style:name="P12" style:family="paragraph" style:parent-style-name="Standard" style:list-style-name="L3">
      <style:paragraph-properties fo:line-height="115%" fo:text-align="justify" style:justify-single-word="false"/>
      <style:text-properties style:font-name="Liberation Sans" fo:font-size="12pt" fo:font-weight="normal" officeooo:rsid="00165e5c" officeooo:paragraph-rsid="00165e5c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147a67" officeooo:paragraph-rsid="00147a67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font-weight="normal" officeooo:rsid="00165e5c" officeooo:paragraph-rsid="00165e5c" style:font-weight-asian="normal" style:font-weight-complex="normal"/>
    </style:style>
    <style:style style:name="P15" style:family="paragraph" style:parent-style-name="Standard">
      <style:text-properties style:font-name="Liberation Sans" fo:font-size="12pt" style:text-underline-style="none" fo:font-weight="normal" officeooo:rsid="00165e5c" officeooo:paragraph-rsid="00165e5c" style:font-weight-asian="normal" style:font-weight-complex="normal"/>
    </style:style>
    <style:style style:name="P16" style:family="paragraph" style:parent-style-name="Standard" style:list-style-name="L4">
      <style:text-properties style:font-name="Liberation Sans" fo:font-size="12pt" style:text-underline-style="none" fo:font-weight="normal" officeooo:rsid="00165e5c" officeooo:paragraph-rsid="00165e5c" style:font-weight-asian="normal" style:font-weight-complex="normal"/>
    </style:style>
    <style:style style:name="P17" style:family="paragraph" style:parent-style-name="Standard" style:list-style-name="L5">
      <style:text-properties style:font-name="Liberation Sans" fo:font-size="12pt" style:text-underline-style="none" fo:font-weight="normal" officeooo:rsid="00165e5c" officeooo:paragraph-rsid="00165e5c" style:font-weight-asian="normal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47a67" officeooo:paragraph-rsid="00147a67" style:font-weight-asian="bold" style:font-weight-complex="bold"/>
    </style:style>
    <style:style style:name="P19" style:family="paragraph" style:parent-style-name="Standard">
      <style:text-properties style:font-name="Liberation Sans" officeooo:paragraph-rsid="00165e5c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officeooo:rsid="00147a67" officeooo:paragraph-rsid="00147a67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officeooo:rsid="00147a67" officeooo:paragraph-rsid="00165e5c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47a67" officeooo:paragraph-rsid="00147a6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47a67" officeooo:paragraph-rsid="00165e5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65e5c" officeooo:paragraph-rsid="00165e5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font-style="italic" fo:font-weight="bold" officeooo:paragraph-rsid="00165e5c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Liberation Sans" fo:font-size="12pt" fo:font-style="italic" fo:font-weight="bold" officeooo:rsid="00147a67" officeooo:paragraph-rsid="00147a67" style:font-style-asian="italic" style:font-weight-asian="bold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officeooo:rsid="00165e5c" officeooo:paragraph-rsid="00165e5c"/>
    </style:style>
    <style:style style:name="P29" style:family="paragraph" style:parent-style-name="Table_20_Contents">
      <style:paragraph-properties fo:text-align="justify" style:justify-single-word="false"/>
      <style:text-properties style:font-name="Liberation Sans" fo:font-size="10pt" fo:font-style="italic" fo:font-weight="bold" officeooo:rsid="00147a67" officeooo:paragraph-rsid="00165e5c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5e5c" style:font-weight-asian="bold" style:font-weight-complex="bold"/>
    </style:style>
    <style:style style:name="T6" style:family="text">
      <style:text-properties officeooo:rsid="00165e5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ONTES DE FINANCIAMENTO</text:p>
      <text:p text:style-name="P3"/>
      <text:p text:style-name="P1">CONCEITOS RELEVANTES</text:p>
      <text:list xml:id="list1088278918" text:style-name="L1">
        <text:list-item>
          <text:p text:style-name="P5">Risco <text:span text:style-name="T2">Econômico</text:span>:<text:span text:style-name="T1"> Incerteza ou variabilidade nos </text:span><text:span text:style-name="T3">resultados</text:span><text:span text:style-name="T1">;</text:span></text:p>
        </text:list-item>
        <text:list-item>
          <text:p text:style-name="P5">Risco <text:span text:style-name="T2">Financeiro</text:span>:<text:span text:style-name="T1"> Incerteza ou variabilidade para os </text:span><text:span text:style-name="T3">acionistas</text:span><text:span text:style-name="T1">.</text:span></text:p>
        </text:list-item>
      </text:list>
      <text:p text:style-name="P4"><text:span text:style-name="T1"/></text:p>
      <text:p text:style-name="P4"><text:span text:style-name="T1"/></text:p>
      <text:p text:style-name="P1">ALAVANCAGEM ECONÔMICA</text:p>
      <text:p text:style-name="P13">É o uso de capital de terceiros para alavancar financeiramente a empresa.</text:p>
      <text:p text:style-name="P13"/>
      <text:p text:style-name="P9"><text:span text:style-name="T4">Exemplo </text:span><text:span text:style-name="T5">1</text:span></text:p>
      <text:p text:style-name="P9">Uma empresa vai fazer um investimento de R$ 300.000,00 cujo o retorno operacional é de 20% a.a. (ao ano), opções:</text:p>
      <text:list xml:id="list568213508" text:style-name="L2">
        <text:list-item>
          <text:p text:style-name="P8">100% com recursos próprios;</text:p>
        </text:list-item>
        <text:list-item>
          <text:p text:style-name="P8">50% com recursos próprios e 50% com financiamento (juros de 10% a.a.);</text:p>
        </text:list-item>
      </text:list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228059331664"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2">SEM Financiamento</text:p>
          </table:table-cell>
          <table:table-cell table:style-name="Tabela1.C1" office:value-type="string">
            <text:p text:style-name="P22">COM Financiamento</text:p>
          </table:table-cell>
        </table:table-row>
        <table:table-row table:style-name="TableLine94228059331664">
          <table:table-cell table:style-name="Tabela1.A2" office:value-type="string">
            <text:p text:style-name="P27">Capital próprio</text:p>
          </table:table-cell>
          <table:table-cell table:style-name="Tabela1.A2" office:value-type="string">
            <text:p text:style-name="P20">300.000,00</text:p>
          </table:table-cell>
          <table:table-cell table:style-name="Tabela1.C2" office:value-type="string">
            <text:p text:style-name="P20">150.000,00</text:p>
          </table:table-cell>
        </table:table-row>
        <table:table-row table:style-name="TableLine94228059331664">
          <table:table-cell table:style-name="Tabela1.A2" office:value-type="string">
            <text:p text:style-name="P27">Capital de terceiros</text:p>
          </table:table-cell>
          <table:table-cell table:style-name="Tabela1.A2" office:value-type="string">
            <text:p text:style-name="P20">-</text:p>
          </table:table-cell>
          <table:table-cell table:style-name="Tabela1.C2" office:value-type="string">
            <text:p text:style-name="P20">150.000,00</text:p>
          </table:table-cell>
        </table:table-row>
        <table:table-row table:style-name="TableLine94228059331664">
          <table:table-cell table:style-name="Tabela1.A2" office:value-type="string">
            <text:p text:style-name="P27">Investimento total</text:p>
          </table:table-cell>
          <table:table-cell table:style-name="Tabela1.A2" office:value-type="string">
            <text:p text:style-name="P20">300.000,00</text:p>
          </table:table-cell>
          <table:table-cell table:style-name="Tabela1.C2" office:value-type="string">
            <text:p text:style-name="P20">300.000,00</text:p>
          </table:table-cell>
        </table:table-row>
        <table:table-row table:style-name="TableLine94228059331664">
          <table:table-cell table:style-name="Tabela1.A2" office:value-type="string">
            <text:p text:style-name="P27">Retorno operacional (20%)</text:p>
          </table:table-cell>
          <table:table-cell table:style-name="Tabela1.A2" office:value-type="string">
            <text:p text:style-name="P20">60.000,00</text:p>
          </table:table-cell>
          <table:table-cell table:style-name="Tabela1.C2" office:value-type="string">
            <text:p text:style-name="P20">60.000,00</text:p>
          </table:table-cell>
        </table:table-row>
        <table:table-row table:style-name="TableLine94228059331664">
          <table:table-cell table:style-name="Tabela1.A2" office:value-type="string">
            <text:p text:style-name="P27">Juros (10%)</text:p>
          </table:table-cell>
          <table:table-cell table:style-name="Tabela1.A2" office:value-type="string">
            <text:p text:style-name="P20">-</text:p>
          </table:table-cell>
          <table:table-cell table:style-name="Tabela1.C2" office:value-type="string">
            <text:p text:style-name="P20">15.000,00</text:p>
          </table:table-cell>
        </table:table-row>
        <table:table-row table:style-name="TableLine94228059331664">
          <table:table-cell table:style-name="Tabela1.A2" office:value-type="string">
            <text:p text:style-name="P27">Resultado Líquido</text:p>
          </table:table-cell>
          <table:table-cell table:style-name="Tabela1.A2" office:value-type="string">
            <text:p text:style-name="P20">60.000,00</text:p>
          </table:table-cell>
          <table:table-cell table:style-name="Tabela1.C2" office:value-type="string">
            <text:p text:style-name="P20">45.000,00</text:p>
          </table:table-cell>
        </table:table-row>
        <table:table-row table:style-name="TableLine94228059331664">
          <table:table-cell table:style-name="Tabela1.A2" office:value-type="string">
            <text:p text:style-name="P27">Rentabilidade de Capital Próprio</text:p>
          </table:table-cell>
          <table:table-cell table:style-name="Tabela1.A2" office:value-type="string">
            <text:p text:style-name="P22">20%</text:p>
          </table:table-cell>
          <table:table-cell table:style-name="Tabela1.C2" office:value-type="string">
            <text:p text:style-name="P22">30%</text:p>
          </table:table-cell>
        </table:table-row>
      </table:table>
      <text:p text:style-name="P10"/>
      <text:p text:style-name="P10">Com o Financiamento a rentabilidade se dá por:<draw:frame draw:style-name="fr1" draw:name="Objeto1" text:anchor-type="as-char" svg:y="-0.619cm" svg:width="3.395cm" svg:height="0.998cm" draw:z-index="0"><draw:object xlink:href="./Object 1" xlink:type="simple" xlink:show="embed" xlink:actuate="onLoad"/><draw:image xlink:href="./ObjectReplacements/Object 1" xlink:type="simple" xlink:show="embed" xlink:actuate="onLoad"/></draw:frame>→ <draw:frame draw:style-name="fr1" draw:name="Objeto2" text:anchor-type="as-char" svg:y="-0.619cm" svg:width="3.082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0"/>
      <text:p text:style-name="P6">Exemplo 2</text:p>
      <text:p text:style-name="P11">Uma empresa necessita fazer um investimento de R$ 1.200.000,00 com retorno operacional de 30%, opções:</text:p>
      <text:list xml:id="list3647954903" text:style-name="L3">
        <text:list-item>
          <text:p text:style-name="P12">Sem financiamento;</text:p>
        </text:list-item>
        <text:list-item>
          <text:p text:style-name="P12">Com financiamento de 50% com juros de 7%;</text:p>
        </text:list-item>
        <text:list-item>
          <text:p text:style-name="P12">Com financiamento de 70% com juros de 12%;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 table:style-name="TableLine94228028859680">
          <table:table-cell table:style-name="Tabela2.A1" office:value-type="string">
            <text:p text:style-name="P26"/>
          </table:table-cell>
          <table:table-cell table:style-name="Tabela2.A1" office:value-type="string">
            <text:p text:style-name="P23">0%</text:p>
          </table:table-cell>
          <table:table-cell table:style-name="Tabela2.A1" office:value-type="string">
            <text:p text:style-name="P24">50%</text:p>
          </table:table-cell>
          <table:table-cell table:style-name="Tabela2.D1" office:value-type="string">
            <text:p text:style-name="P23">70%</text:p>
          </table:table-cell>
        </table:table-row>
        <table:table-row table:style-name="TableLine94228028859680">
          <table:table-cell table:style-name="Tabela2.A2" office:value-type="string">
            <text:p text:style-name="P29">Capital próprio</text:p>
          </table:table-cell>
          <table:table-cell table:style-name="Tabela2.A2" office:value-type="string">
            <text:p text:style-name="P21">1.200.000,00</text:p>
          </table:table-cell>
          <table:table-cell table:style-name="Tabela2.A2" office:value-type="string">
            <text:p text:style-name="P21"><text:span text:style-name="T6">6</text:span>00.000,00</text:p>
          </table:table-cell>
          <table:table-cell table:style-name="Tabela2.D2" office:value-type="string">
            <text:p text:style-name="P21"><text:span text:style-name="T6">360</text:span>.000,00</text:p>
          </table:table-cell>
        </table:table-row>
        <table:table-row table:style-name="TableLine94228028859680">
          <table:table-cell table:style-name="Tabela2.A2" office:value-type="string">
            <text:p text:style-name="P29">Capital de terceiros</text:p>
          </table:table-cell>
          <table:table-cell table:style-name="Tabela2.A2" office:value-type="string">
            <text:p text:style-name="P21">-</text:p>
          </table:table-cell>
          <table:table-cell table:style-name="Tabela2.A2" office:value-type="string">
            <text:p text:style-name="P28">600.000,00</text:p>
          </table:table-cell>
          <table:table-cell table:style-name="Tabela2.D2" office:value-type="string">
            <text:p text:style-name="P21"><text:span text:style-name="T6">840</text:span>.000,00</text:p>
          </table:table-cell>
        </table:table-row>
        <table:table-row table:style-name="TableLine94228028859680">
          <table:table-cell table:style-name="Tabela2.A2" office:value-type="string">
            <text:p text:style-name="P29">Investimento total</text:p>
          </table:table-cell>
          <table:table-cell table:style-name="Tabela2.A2" office:value-type="string">
            <text:p text:style-name="P21">1.200.000,00</text:p>
          </table:table-cell>
          <table:table-cell table:style-name="Tabela2.A2" office:value-type="string">
            <text:p text:style-name="P21">1.200.000,00</text:p>
          </table:table-cell>
          <table:table-cell table:style-name="Tabela2.D2" office:value-type="string">
            <text:p text:style-name="P21">1.200.000,00</text:p>
          </table:table-cell>
        </table:table-row>
        <table:table-row table:style-name="TableLine94228028859680">
          <table:table-cell table:style-name="Tabela2.A2" office:value-type="string">
            <text:p text:style-name="P29">Retorno operacional (<text:span text:style-name="T6">3</text:span>0%)</text:p>
          </table:table-cell>
          <table:table-cell table:style-name="Tabela2.A2" office:value-type="string">
            <text:p text:style-name="P21"><text:span text:style-name="T6">360</text:span>.000,00</text:p>
          </table:table-cell>
          <table:table-cell table:style-name="Tabela2.A2" office:value-type="string">
            <text:p text:style-name="P21"><text:span text:style-name="T6">360</text:span>.000,00</text:p>
          </table:table-cell>
          <table:table-cell table:style-name="Tabela2.D2" office:value-type="string">
            <text:p text:style-name="P21"><text:span text:style-name="T6">360</text:span>.000,00</text:p>
          </table:table-cell>
        </table:table-row>
        <table:table-row table:style-name="TableLine94228028859680">
          <table:table-cell table:style-name="Tabela2.A2" office:value-type="string">
            <text:p text:style-name="P29">Juros (<text:span text:style-name="T6">0% - 7% - 12</text:span>%)</text:p>
          </table:table-cell>
          <table:table-cell table:style-name="Tabela2.A2" office:value-type="string">
            <text:p text:style-name="P28">-</text:p>
          </table:table-cell>
          <table:table-cell table:style-name="Tabela2.A2" office:value-type="string">
            <text:p text:style-name="P28">42.000,00</text:p>
          </table:table-cell>
          <table:table-cell table:style-name="Tabela2.D2" office:value-type="string">
            <text:p text:style-name="P21"><text:span text:style-name="T6">100.800</text:span>,00</text:p>
          </table:table-cell>
        </table:table-row>
        <table:table-row table:style-name="TableLine94228028859680">
          <table:table-cell table:style-name="Tabela2.A2" office:value-type="string">
            <text:p text:style-name="P29">Resultado Líquido</text:p>
          </table:table-cell>
          <table:table-cell table:style-name="Tabela2.A2" office:value-type="string">
            <text:p text:style-name="P21"><text:span text:style-name="T6">360</text:span>.000,00</text:p>
          </table:table-cell>
          <table:table-cell table:style-name="Tabela2.A2" office:value-type="string">
            <text:p text:style-name="P21"><text:span text:style-name="T6">318</text:span>.000,00</text:p>
          </table:table-cell>
          <table:table-cell table:style-name="Tabela2.D2" office:value-type="string">
            <text:p text:style-name="P21"><text:span text:style-name="T6">2</text:span>5<text:span text:style-name="T6">9</text:span>.<text:span text:style-name="T6">2</text:span>00,00</text:p>
          </table:table-cell>
        </table:table-row>
        <table:table-row table:style-name="TableLine94228028859680">
          <table:table-cell table:style-name="Tabela2.A2" office:value-type="string">
            <text:p text:style-name="P29">Rentabilidade de Capital Próprio</text:p>
          </table:table-cell>
          <table:table-cell table:style-name="Tabela2.A2" office:value-type="string">
            <text:p text:style-name="P24">30%</text:p>
          </table:table-cell>
          <table:table-cell table:style-name="Tabela2.A2" office:value-type="string">
            <text:p text:style-name="P23"><text:span text:style-name="T6">53</text:span>%</text:p>
          </table:table-cell>
          <table:table-cell table:style-name="Tabela2.D2" office:value-type="string">
            <text:p text:style-name="P23"><text:span text:style-name="T6">72</text:span>%</text:p>
          </table:table-cell>
        </table:table-row>
      </table:table>
      <text:p text:style-name="P19"/>
      <text:p text:style-name="P19"/>
      <text:p text:style-name="P2">FATORES DE FINANCIAMENTO NO BRASIL</text:p>
      <text:p text:style-name="P14">Curto Prazo (pagar em um ano)</text:p>
      <text:list xml:id="list2680599566" text:style-name="L4">
        <text:list-item>
          <text:p text:style-name="P16">Crédito comercial;</text:p>
        </text:list-item>
        <text:list-item>
          <text:p text:style-name="P16">Crédito automático em conta corrente;</text:p>
        </text:list-item>
        <text:list-item>
          <text:p text:style-name="P16">Desconto de duplicata;</text:p>
        </text:list-item>
        <text:list-item>
          <text:p text:style-name="P16">Factoring;</text:p>
        </text:list-item>
        <text:list-item>
          <text:p text:style-name="P16">Vendor;</text:p>
        </text:list-item>
        <text:list-item>
          <text:p text:style-name="P16">Adiantamento sobre Contrato de Câmbio (ACC);</text:p>
        </text:list-item>
        <text:list-item>
          <text:p text:style-name="P16">Adiantamento sobre Cambiais Entregues (ACE);</text:p>
        </text:list-item>
        <text:list-item>
          <text:p text:style-name="P16">Financiamento a exportação e importação.</text:p>
        </text:list-item>
      </text:list>
      <text:p text:style-name="P15"/>
      <text:p text:style-name="P14">Longo prazo (pagar após o primeiro ano)</text:p>
      <text:list xml:id="list1096608721" text:style-name="L5">
        <text:list-item>
          <text:p text:style-name="P17">Financiamento interno;</text:p>
        </text:list-item>
        <text:list-item>
          <text:p text:style-name="P17">Financiamento externo.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2:37:50.305283118</meta:creation-date>
    <dc:date>2022-06-16T13:00:05.272296987</dc:date>
    <meta:editing-duration>PT9S</meta:editing-duration>
    <meta:editing-cycles>1</meta:editing-cycles>
    <meta:document-statistic meta:table-count="2" meta:image-count="0" meta:object-count="2" meta:page-count="2" meta:paragraph-count="83" meta:word-count="264" meta:character-count="1733" meta:non-whitespace-character-count="1568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frac>
      <mrow>
        <mi mathvariant="italic">Resultado</mi>
        <mi mathvariant="italic">Líquido</mi>
      </mrow>
      <mrow>
        <mi mathvariant="italic">Capital</mi>
        <mi mathvariant="italic">pŕoprio</mi>
      </mrow>
    </mfrac>
    <annotation encoding="StarMath 5.0">{Resultado Líquido} over {Capital pŕoprio} </annotation>
  </semantics>
</math>
</file>

<file path=Object 2/content.xml><?xml version="1.0" encoding="utf-8"?>
<math xmlns="http://www.w3.org/1998/Math/MathML" display="block">
  <semantics>
    <mrow>
      <mfrac>
        <mn>45.000,00</mn>
        <mn>150.000,00</mn>
      </mfrac>
      <mo stretchy="false">=</mo>
      <mn>0,3</mn>
    </mrow>
    <annotation encoding="StarMath 5.0">{45.000,00} over {150.000,00} = 0,3</annotation>
  </semantics>
</math>
</file>